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23ab" officeooo:paragraph-rsid="001123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skriivning av testning:</text:p>
      <text:p text:style-name="P1">Jag tänkte testa det när allt fungerar hemma och se om jag kan få ut något världe, genom att både ta med enheten utanför och se vad den siger och inuti huse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00:33:10.249709135</meta:creation-date>
    <dc:date>2019-10-06T00:34:53.822547576</dc:date>
    <meta:editing-duration>PT1M47S</meta:editing-duration>
    <meta:editing-cycles>1</meta:editing-cycles>
    <meta:document-statistic meta:table-count="0" meta:image-count="0" meta:object-count="0" meta:page-count="1" meta:paragraph-count="2" meta:word-count="35" meta:character-count="183" meta:non-whitespace-character-count="150"/>
    <meta:generator>LibreOffice/6.2.7.1$Linux_X86_64 LibreOffice_project/20$Build-1</meta:generator>
  </office:meta>
</office:document-meta>
</file>